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 style:text-align-source="value-type" style:repeat-content="false" fo:wrap-option="no-wrap"/>
    </style:style>
    <style:style style:name="ce14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8" office:value-type="string">
            <text:p>Date</text:p>
          </table:table-cell>
          <table:table-cell table:style-name="ce20" office:value-type="string">
            <text:p>Week</text:p>
          </table:table-cell>
          <table:table-cell table:style-name="ce18" office:value-type="string">
            <text:p>Day</text:p>
          </table:table-cell>
          <table:table-cell table:style-name="ce22" office:value-type="string">
            <text:p>Coursera</text:p>
          </table:table-cell>
          <table:table-cell table:style-name="ce22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9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9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19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19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9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9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9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9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9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9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19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9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19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3">th</text:span> July</text:p>
          </table:table-cell>
          <table:table-cell/>
          <table:table-cell table:style-name="ce18"/>
          <table:table-cell table:style-name="ce20"/>
          <table:table-cell table:style-name="ce18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3">th</text:span> July</text:p>
          </table:table-cell>
          <table:table-cell table:style-name="ce1"/>
          <table:table-cell table:number-columns-repeated="13"/>
        </table:table-row>
        <table:table-row table:style-name="ro1" table:number-rows-repeated="9">
          <table:table-cell table:number-columns-repeated="17"/>
        </table:table-row>
        <table:table-row table:style-name="ro2">
          <table:table-cell/>
          <table:table-cell table:style-name="ce1" office:value-type="string">
            <text:p>List of Tasks (12<text:span text:style-name="T3">th</text:span> - 14<text:span text:style-name="T3">th</text:span> July)</text:p>
          </table:table-cell>
          <table:table-cell table:style-name="ce17" office:value-type="string">
            <text:p>Date Completed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Add option to 'rnn.py' to balance datasets and have before and after counts of y-labels (all outputs) printed to output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3">st</text:span> arg = choice of functions to call)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1">
          <table:table-cell/>
          <table:table-cell table:style-name="ce13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4" office:value-type="string">
            <text:p>Experiments</text:p>
          </table:table-cell>
          <table:table-cell table:number-columns-repeated="15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1">
          <table:table-cell/>
          <table:table-cell table:style-name="ce12" office:value-type="string">
            <text:p>Experiment w/ balanced datasets for left-out 'D11' file on models for all outputs and record the resul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 table:number-rows-repeated="2">
          <table:table-cell/>
          <table:table-cell table:style-name="ce12"/>
          <table:table-cell table:number-columns-repeated="15"/>
        </table:table-row>
        <table:table-row table:style-name="ro1">
          <table:table-cell/>
          <table:table-cell table:style-name="ce14" office:value-type="string">
            <text:p>Deliverable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Add script READMEs for 'ext_raw_measures'</text:p>
          </table:table-cell>
          <table:table-cell office:value-type="string">
            <text:p>13<text:span text:style-name="T3">th</text:span> July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dd script READMEs for 'graph_creator'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results discussion of experiment sets 1 - 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d script READMEs for 'rnn' and model_predictor'</text:p>
          </table:table-cell>
          <table:table-cell table:number-columns-repeated="15"/>
        </table:table-row>
        <table:table-row table:style-name="ro1">
          <table:table-cell/>
          <table:table-cell table:style-name="ce12" office:value-type="string">
            <text:p>Add script README covering all batch files and modify the existing one for 'comp_stat_vals'</text:p>
          </table:table-cell>
          <table:table-cell table:number-columns-repeated="15"/>
        </table:table-row>
        <table:table-row table:style-name="ro1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results discussion of experiment sets 5 - 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results discussion for experiments 82 - 9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results discussion covering 'model_predictions' thus far</text:p>
          </table:table-cell>
          <table:table-cell table:number-columns-repeated="15"/>
        </table:table-row>
        <table:table-row table:style-name="ro1">
          <table:table-cell/>
          <table:table-cell table:style-name="ce12" office:value-type="string">
            <text:p>Write complete script ecosystem discussion, including updated powerpoint diagram and heavily using READMEs for each source script</text:p>
          </table:table-cell>
          <table:table-cell table:number-columns-repeated="15"/>
        </table:table-row>
        <table:table-row table:style-name="ro1" table:number-rows-repeated="19">
          <table:table-cell table:number-columns-repeated="17"/>
        </table:table-row>
        <table:table-row table:style-name="ro1">
          <table:table-cell/>
          <table:table-cell table:style-name="ce15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Differential RNNs for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Online Detection and Classification of Dynamic Hand Gestures with Recurrent 3D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patio-Temporal LSTM with Trust Gates for 3D HAR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1">Paper review + type: </text:span><text:span text:style-name="T2">“Conditional Random People: Tracking Humans with CRFs and Grid Filter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1">Paper review + type: </text:span><text:span text:style-name="T2">“Actionness Ranking with Lattice Conditional Ordinal Random Field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1">Paper review + type: </text:span><text:span text:style-name="T2">“Conditional Models for Contextual Human Motion Recognition”</text:span>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– Prob models...” and “CRFs as RNNs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for AR...” and “Action Categ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Hidden CRFs...” and “Continuous CRFs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Deep, conv...”, “Deep RNN...”, and “Hierarch RNN...”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1">Paper review: </text:span><text:span text:style-name="T2">“A Comprehensive Study of Activity Recognition Using Accelerometers”</text:span>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15/07/2019</text:date>, <text:time>03:0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7-15T03:03:13.13</dc:date>
    <meta:editing-duration>P6DT12H21M43S</meta:editing-duration>
    <meta:editing-cycles>409</meta:editing-cycles>
    <meta:generator>OpenOffice/4.1.5$Win32 OpenOffice.org_project/415m1$Build-9789</meta:generator>
    <meta:document-statistic meta:table-count="3" meta:cell-count="692" meta:object-count="0"/>
  </office:meta>
</office:document-meta>
</file>